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ComponentsClientHttpRequestFactoryTests.mergeBasedOnCurren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HttpComponentsClientHttpRequestFactoryTests.http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ComponentsClientHttpRequestFactoryTests.retrieveRequestConfig( HttpComponentsClientHttpRequest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ComponentsClientHttpRequestFactoryTests.createReques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FactoryTests.getHtt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ComponentsClientHttpRequestFactoryTests.assertCustom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ttpComponentsClientHttpRequestFactoryTests.localSettingsOverrideClient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ttpComponentsClientHttpRequestFactoryTests.defaultSettingsOfHttpClientMergedOnExecutorCustom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